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formula="of:=SUM([.C1068:.G1068])"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72" calcext:value-type="float">
            <text:p>372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SUM([.C1069:.G1069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table:formula="of:=SUM([.C1072:.G107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table:formula="of:=SUM([.C1073:.G1073])"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3" calcext:value-type="float">
            <text:p>8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5" calcext:value-type="float">
            <text:p>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8" calcext:value-type="float">
            <text:p>58</text:p>
          </table:table-cell>
          <table:table-cell office:value-type="float" office:value="242" calcext:value-type="float">
            <text:p>242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formula="of:=SUM([.C1092:.G1092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5" calcext:value-type="float">
            <text:p>205</text:p>
          </table:table-cell>
          <table:table-cell office:value-type="float" office:value="113" calcext:value-type="float">
            <text:p>113</text:p>
          </table:table-cell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table:formula="of:=SUM([.C1093:.G1093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 table:number-rows-repeated="104748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number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</number:text>
      <number:fill-character> </number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number:fill-character> </number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27">00/00/0000</text:date>, <text:time style:data-style-name="N2" text:time-value="10:49:48.76594907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10-27T10:52:52.068282032</dc:date>
    <dc:creator>Jesus Castagnetto</dc:creator>
    <meta:editing-duration>P8DT14H44M9S</meta:editing-duration>
    <meta:editing-cycles>723</meta:editing-cycles>
    <meta:generator>LibreOffice/7.2.2.2$Linux_X86_64 LibreOffice_project/20$Build-2</meta:generator>
    <meta:document-statistic meta:table-count="1" meta:cell-count="6761" meta:object-count="0"/>
  </office:meta>
</office:document-meta>
</file>